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loext:contextual-spacing="false" fo:margin-top="0cm" fo:margin-bottom="0cm" fo:orphans="2" fo:widows="2"/>
    </style:style>
    <style:style style:name="P2" style:family="paragraph" style:parent-style-name="Standard">
      <style:paragraph-properties loext:contextual-spacing="false" fo:margin-top="0cm" fo:margin-bottom="2.54cm" style:line-height-at-least="0.353cm" fo:orphans="2" fo:widows="2"/>
    </style:style>
    <style:style style:name="P3" style:family="paragraph" style:parent-style-name="Standard">
      <style:paragraph-properties loext:contextual-spacing="false" fo:margin-top="0.423cm" fo:margin-bottom="0cm" style:line-height-at-least="0.353cm" fo:orphans="2" fo:widows="2" fo:keep-with-next="always"/>
    </style:style>
    <style:style style:name="P4" style:family="paragraph" style:parent-style-name="body">
      <style:paragraph-properties fo:orphans="2" fo:widows="2"/>
    </style:style>
    <style:style style:name="P5" style:family="paragraph" style:parent-style-name="bullet">
      <style:paragraph-properties loext:contextual-spacing="false" fo:margin-top="0cm" fo:margin-bottom="0.176cm" fo:orphans="2" fo:widows="2"/>
    </style:style>
    <style:style style:name="P6" style:family="paragraph" style:parent-style-name="bullet">
      <style:paragraph-properties loext:contextual-spacing="false" fo:margin-top="0cm" fo:margin-bottom="0.141cm" fo:orphans="2" fo:widows="2"/>
      <style:text-properties style:font-name="Courier New" style:font-name-complex="Courier New2"/>
    </style:style>
    <style:style style:name="P7" style:family="paragraph" style:parent-style-name="code">
      <style:paragraph-properties fo:orphans="2" fo:widows="2"/>
    </style:style>
    <style:style style:name="P8" style:family="paragraph" style:parent-style-name="bullet2">
      <style:paragraph-properties loext:contextual-spacing="false" fo:margin-top="0cm" fo:margin-bottom="0.035cm" fo:orphans="2" fo:widows="2"/>
    </style:style>
    <style:style style:name="P9" style:family="paragraph" style:parent-style-name="sectionheading">
      <style:paragraph-properties loext:contextual-spacing="false" fo:margin-top="0.106cm" fo:margin-bottom="0.141cm" fo:orphans="2" fo:widows="2"/>
    </style:style>
    <style:style style:name="P10" style:family="paragraph" style:parent-style-name="Heading1_20_Without_20_Numbering" style:master-page-name="Appendix">
      <style:paragraph-properties style:page-number="auto"/>
    </style:style>
    <style:style style:name="P11"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10.5pt" style:font-size-asian="10.5pt" style:font-name-complex="Courier New2" style:font-size-complex="10.5pt"/>
    </style:style>
    <style:style style:name="T3" style:family="text">
      <style:text-properties fo:font-weight="bold" style:font-weight-asian="bold" style:font-weight-complex="bold"/>
    </style:style>
    <style:style style:name="T4" style:family="text">
      <style:text-properties style:font-name="Courier New1" fo:font-size="10.5pt" style:font-size-asian="10.5pt" style:font-name-complex="Courier New2" style:font-size-complex="10.5pt"/>
    </style:style>
    <style:style style:name="T5" style:family="text">
      <style:text-properties style:font-name="Courier New1" fo:font-size="10.5pt"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16.509cm" svg:height="0.343cm" svg:x="-6.033cm" svg:y="0cm">
        <draw:image xlink:href="Pictures/20000009000025F9000000C960F96591.wmf" xlink:type="simple" xlink:show="embed" xlink:actuate="onLoad">
          <text:p/>
        </draw:image>
      </draw:frame>
      <draw:frame text:anchor-type="page" text:anchor-page-number="1" draw:z-index="4" draw:name="Picture 67"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7" draw:name="Picture 68"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8" draw:name="Picture 69"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10" draw:name="Picture 70"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13" draw:name="Picture 72"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14" draw:name="Picture 73"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15" draw:name="Picture 74"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16" draw:name="Picture 75"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17" draw:name="Picture 76"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18" draw:name="Picture 77"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19" draw:name="Picture 78" draw:style-name="gr2" draw:text-style-name="P11" svg:width="7.09cm" svg:height="0.343cm" svg:x="-6.033cm" svg:y="0cm">
        <draw:image xlink:href="Pictures/2000000900000FB5000000C9DF37253B.wmf" xlink:type="simple" xlink:show="embed" xlink:actuate="onLoad">
          <text:p/>
        </draw:image>
      </draw:frame>
      <draw:frame text:anchor-type="page" text:anchor-page-number="1" draw:z-index="20" draw:name="Picture 79" draw:style-name="gr2" draw:text-style-name="P11" svg:width="7.09cm" svg:height="0.343cm" svg:x="-6.033cm" svg:y="0cm">
        <draw:image xlink:href="Pictures/2000000900000FB5000000C9DF37253B.wmf" xlink:type="simple" xlink:show="embed" xlink:actuate="onLoad">
          <text:p/>
        </draw:image>
      </draw:frame>
      <text:list xml:id="list3244288289831341018" text:style-name="Appendix_20_Numbering">
        <text:list-item>
          <text:p text:style-name="P10">JDO 1.0.1 Metadata</text:p>
        </text:list-item>
      </text:list>
      <text:p text:style-name="P2"><draw:frame draw:style-name="fr1" draw:name="1" text:anchor-type="as-char" svg:width="16.51cm" svg:height="0.342cm" draw:z-index="21"><draw:image xlink:href="Pictures/20000009000025F9000000C960F96591.wmf" xlink:type="simple" xlink:show="embed" xlink:actuate="onLoad"/></draw:frame></text:p>
      <text:p text:style-name="P4">This chapter specifies the metadata that describes a persistence-capable class. The metadata is stored in XML format. The information must be available when the class is enhanced, and might be cached by an implementation for use at runtime. If the metadata is changed between enhancement and runtime, the behavior is unspecified.</text:p>
      <text:p text:style-name="P4">Metadata files must be available via resources loaded by the same class loader as the class. These rules apply both to enhancement and to runtime. Hereinafter, the term "metadata" refers to the aggregate of all XML data for all packages and classes, regardless of their physical packaging.</text:p>
      <text:p text:style-name="P4">The metadata associated with each persistence capable class must be contained within a file, and its format is defined by the DTD. If the metadata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4">When metadata information is needed for a class, and the metadata for that class has not already been loaded, the metadata is searched as follows: META-INF/package.jdo, WEB-INF/package.jdo, package.jdo, &lt;package&gt;/.../&lt;package&gt;/package.jdo, and &lt;package&gt;/&lt;class&gt;.jdo. Once metadata for a class has been loaded, the metadata will not be replaced in memory. Therefore, metadata contained higher in the search order will always be used instead of metadata contained lower in the search order.</text:p>
      <text:p text:style-name="P4">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4">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Foo. In this case, subsequent search <text:soft-page-break/>of metadata for org.acme.Foo will find the cached metadata and none of the usual locations for metadata will be searched.</text:p>
      <text:p text:style-name="P4">The metadata must declare all persistence-capable classes. If any field declarations are not provided in the metadata, then field metadata is defaulted for the missing field declarations. Therefore, the JDO implementation is able to determine based on the metadata whether a class is persistence-capable or not. And any class not known to be persistence-capable by the JDO specification (for example, java.lang.Integer) and not explicitly named in the metadata is not persistence-capable. </text:p>
      <text:p text:style-name="P4">For compatibility with installed applications, an implementation might first use the search order as specified in the JDO 1.0 release. In this case, if metadata is not found, then the search order as specified in JDO 1.0.1 must be used.</text:p>
      <text:p text:style-name="P3"><draw:frame draw:style-name="fr1" draw:name="2" text:anchor-type="as-char" svg:width="7.091cm" svg:height="0.342cm" draw:z-index="1"><draw:image xlink:href="Pictures/2000000900000FB5000000C9DF37253B.wmf" xlink:type="simple" xlink:show="embed" xlink:actuate="onLoad"/></draw:frame></text:p>
      <text:list xml:id="list1644875012" text:continue-numbering="true" text:style-name="Appendix_20_Numbering">
        <text:list-item>
          <text:list>
            <text:list-item>
              <text:h text:style-name="Appendix_20_Heading_20_2" text:outline-level="2">ELEMENT jdo</text:h>
            </text:list-item>
          </text:list>
        </text:list-item>
      </text:list>
      <text:p text:style-name="P4">This element is the highest level element in the xml document. It is used to allow multiple packages to be described in the same document.</text:p>
      <text:p text:style-name="P3"><draw:frame draw:style-name="fr1" draw:name="3" text:anchor-type="as-char" svg:width="7.091cm" svg:height="0.342cm" draw:z-index="2"><draw:image xlink:href="Pictures/2000000900000FB5000000C9DF37253B.wmf" xlink:type="simple" xlink:show="embed" xlink:actuate="onLoad"/></draw:frame></text:p>
      <text:list xml:id="list203034502" text:continue-numbering="true" text:style-name="Appendix_20_Numbering">
        <text:list-item>
          <text:list>
            <text:list-item>
              <text:h text:style-name="Appendix_20_Heading_20_2" text:outline-level="2">ELEMENT package</text:h>
            </text:list-item>
          </text:list>
        </text:list-item>
      </text:list>
      <text:p text:style-name="P4">This element includes all classes in a particular package. The complete qualified package name is required.</text:p>
      <text:p text:style-name="P3"><draw:frame draw:style-name="fr1" draw:name="4" text:anchor-type="as-char" svg:width="7.091cm" svg:height="0.342cm" draw:z-index="3"><draw:image xlink:href="Pictures/2000000900000FB5000000C9DF37253B.wmf" xlink:type="simple" xlink:show="embed" xlink:actuate="onLoad"/></draw:frame></text:p>
      <text:list xml:id="list1542539327" text:continue-numbering="true" text:style-name="Appendix_20_Numbering">
        <text:list-item>
          <text:list>
            <text:list-item>
              <text:h text:style-name="Appendix_20_Heading_20_2" text:outline-level="2">ELEMENT class</text:h>
            </text:list-item>
          </text:list>
        </text:list-item>
      </text:list>
      <text:p text:style-name="P4">This element includes fields declared in a particular class, and optional vendor extensions. The name of the class is required. The name is relative to the package name of the enclosing package. </text:p>
      <text:p text:style-name="P4">Only persistence-capable classes may be declared. Non-persistence-capable classes must not be included in the metadata. </text:p>
      <text:p text:style-name="P4">The identity type of the least-derived persistence-capable class defines the identity type for all persistence-capable classes that extend it.</text:p>
      <text:p text:style-name="P4">The identity type of the least-derived persistence-capable class is defaulted to <text:span text:style-name="T1">application</text:span> if <text:span text:style-name="T1">objectid-class</text:span> is specified, and <text:span text:style-name="T1">datastore</text:span>, if not. </text:p>
      <text:p text:style-name="P4">The <text:span text:style-name="T1">objectid-class</text:span> attribute is required only for application identity. The objectid class name uses Java rules for naming: if no package is included in the name, the package name is assumed to be the same package as the persistence-capable class. Inner classes are identified by the “$” marker. If the <text:span text:style-name="T1">objectid-class</text:span> attribute is defined in any concrete class, then the objectid class itself must be concrete, and no subclass of the class may include the <text:span text:style-name="T1">objectid-class</text:span> attribute. If the <text:span text:style-name="T1">objectid-class</text:span> attribute is defined for any abstract class, then:</text:p>
      <text:p text:style-name="P5"><text:soft-page-break/>•<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4">The effect of this is that objectid classes form an inheritance hierarchy corresponding to the inheritance hierarchy of the persistence-capable classes. Associated with every concrete persistence-capable class is exactly one objectid class.</text:p>
      <text:p text:style-name="P4">The objectid class must declare fields identical in name and type to fields declared in this class.</text:p>
      <text:p text:style-name="P4">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JDOUserException is thrown. If <text:span text:style-name="T1">requires-extent</text:span> is specified or defaults to <text:span text:style-name="T1">true</text:span> for a class, then <text:span text:style-name="T1">requires-extent</text:span> must not be specified as false for any subclass.</text:p>
      <text:p text:style-name="P4">The <text:span text:style-name="T1">persistence-capable-superclass</text:span> attribute is deprecated for this release. It is ignored so metadata files from previous releases can be used.</text:p>
      <text:p text:style-name="P3"><draw:frame draw:style-name="fr1" draw:name="5" text:anchor-type="as-char" svg:width="7.091cm" svg:height="0.342cm" draw:z-index="9"><draw:image xlink:href="Pictures/2000000900000FB5000000C9DF37253B.wmf" xlink:type="simple" xlink:show="embed" xlink:actuate="onLoad"/></draw:frame></text:p>
      <text:list xml:id="list381577954" text:continue-numbering="true" text:style-name="Appendix_20_Numbering">
        <text:list-item>
          <text:list>
            <text:list-item>
              <text:h text:style-name="Appendix_20_Heading_20_2" text:outline-level="2">ELEMENT field</text:h>
            </text:list-item>
          </text:list>
        </text:list-item>
      </text:list>
      <text:p text:style-name="P4">The element <text:span text:style-name="T1">field</text:span> is optional, and the <text:span text:style-name="T1">name</text:span> attribute is the field name as declared in the class. If the field declaration is omitted in the xml, then the values of the attributes are defaulted.</text:p>
      <text:p text:style-name="P4">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9"><text:tab/><text:tab/><text:bookmark text:name="R-1018575T"/><text:bookmark text:name="R-1018575"/>Default persistence-modifier</text:p>
      <text:p text:style-name="P4">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8"><text:soft-page-break/>• <text:s/>primitives: <text:span text:style-name="T2">boolean</text:span>, <text:span text:style-name="T2">byte</text:span>, <text:span text:style-name="T2">short</text:span>, <text:span text:style-name="T2">int</text:span>, <text:span text:style-name="T2">long</text:span>, <text:span text:style-name="T2">char</text:span>, <text:span text:style-name="T2">float</text:span>, <text:span text:style-name="T2">double</text:span>;</text:p>
      <text:p text:style-name="P8">• <text:s/><text:span text:style-name="T2">java.lang</text:span> wrappers: <text:span text:style-name="T2">Boolean</text:span>, <text:span text:style-name="T2">Byte</text:span>, <text:span text:style-name="T2">Short</text:span>, <text:span text:style-name="T2">Integer</text:span>, <text:span text:style-name="T2">Long</text:span>, <text:span text:style-name="T2">Character</text:span>, <text:span text:style-name="T2">Float</text:span>, <text:span text:style-name="T2">Double</text:span>;</text:p>
      <text:p text:style-name="P8">• <text:s/><text:span text:style-name="T1">java.lang</text:span>: <text:span text:style-name="T1">String</text:span>, <text:span text:style-name="T1">Number</text:span>;</text:p>
      <text:p text:style-name="P8">• <text:s/><text:span text:style-name="T2">java.math</text:span>: <text:span text:style-name="T2">BigDecimal</text:span>, <text:span text:style-name="T2">BigInteger</text:span>;</text:p>
      <text:p text:style-name="P8">• <text:s/><text:span text:style-name="T2">java.util</text:span>: <text:span text:style-name="T2">Currency</text:span>, <text:span text:style-name="T2">Date</text:span>, <text:span text:style-name="T2">Locale</text:span>, <text:span text:style-name="T2">ArrayList</text:span>, <text:span text:style-name="T2">HashMap</text:span>, <text:span text:style-name="T2">HashSet</text:span>, <text:span text:style-name="T2">Hashtable</text:span>, <text:span text:style-name="T2">LinkedHashMap</text:span>, <text:span text:style-name="T2">LinkedHashSet</text:span>, <text:span text:style-name="T2">LinkedList</text:span>, <text:span text:style-name="T2">TreeMap</text:span>, <text:span text:style-name="T2">TreeSet</text:span>, <text:span text:style-name="T2">Vector</text:span>, <text:span text:style-name="T2">Collection</text:span>, <text:span text:style-name="T2">Set</text:span>, <text:span text:style-name="T2">List</text:span>, and <text:span text:style-name="T2">Map</text:span>;</text:p>
      <text:p text:style-name="P8">• <text:s/><text:span text:style-name="T4">java.time</text:span><text:span text:style-name="T5">: LocalDate, LocalTime, LocalDateTime, Instant, Duration, Period, Year, Month, YearMonth, MonthDay, DayOfWeek, ZoneId, ZoneOffset, OffsetDateTime, ZonedDateTime;</text:span></text:p>
      <text:p text:style-name="P8">• <text:s/>Arrays of primitive types, <text:span text:style-name="T2">java.util.Date</text:span>, <text:span text:style-name="T2">java.util.Locale</text:span>, <text:span text:style-name="T2">java.lang</text:span> and <text:span text:style-name="T2">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4">The <text:span text:style-name="T1">primary-key</text:span> attribute is used to identify fields that have special treatment by the enhancer and by the runtime. The enhancer generates accessor methods for primary key fields that always permit access, regardless of the state of the instance. The mutator methods always delegate to the <text:span text:style-name="T1">jdoStateManager</text:span>, if it is non-<text:span text:style-name="T1">null</text:span>, regardless of the state of the instance.</text:p>
      <text:p text:style-name="P4">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4">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4">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otherwise. While a compliant implementation is permitted to support these types as first class instances in the datastore, the semantics of embedded=”true” imply containment. That is, the embedded instances have no independent existence in the datastore and have no Extent representation. </text:p>
      <text:p text:style-name="P4">If the <text:span text:style-name="T1">embedded</text:span> attribute is <text:span text:style-name="T1">"true"</text:span> the field values are stored as persistent references to the referred instances in the datastore.</text:p>
      <text:p text:style-name="P4">The <text:span text:style-name="T1">embedded</text:span> attribute applied to a field of a persistence-capable type is a hint to the implementation to treat the field as if it were a Second Class Object. But this behavior is not further specified and is not portable.</text:p>
      <text:p text:style-name="P4"><text:soft-page-break/>A portable application must not assign instances of mutable classes to multiple embedded fields, and must not compare values of these fields using Java identity (“f1==f2”). </text:p>
      <text:p text:style-name="P4">The following field declarations are mutually exclusive; only one may be specified:</text:p>
      <text:p text:style-name="P6">•<text:tab/>default-fetch-group = "true"</text:p>
      <text:p text:style-name="P6">•<text:tab/>primary-key = "true"</text:p>
      <text:p text:style-name="P6">•<text:tab/>persistence-modifier = "transactional"</text:p>
      <text:p text:style-name="P6">•<text:tab/>persistence-modifier = "none"</text:p>
      <text:list xml:id="list140198585" text:continue-numbering="true" text:style-name="Appendix_20_Numbering">
        <text:list-item>
          <text:list>
            <text:list-item>
              <text:list>
                <text:list-item>
                  <text:h text:style-name="Appendix_20_Heading_20_3" text:outline-level="3">ELEMENT collection</text:h>
                </text:list-item>
              </text:list>
            </text:list-item>
          </text:list>
        </text:list-item>
      </text:list>
      <text:p text:style-name="P4">This element specifies the element type of collection typed fields. The default is <text:span text:style-name="T1">Collection</text:span> typed fields are persistent, and the element type is <text:span text:style-name="T1">Object</text:span>. </text:p>
      <text:p text:style-name="P4">The <text:span text:style-name="T1">element-type</text:span> attribute specifies the type of the elements. The type name uses Java rules for naming: if no package is included in the name, the package name is assumed to be the same package as the persistence-capable class. Inner classes are identified by the "$" marker.</text:p>
      <text:p text:style-name="P4">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Object types, and interface types; and <text:span text:style-name="T1">"true" </text:span>for other types.</text:p>
      <text:p text:style-name="P4">The embedded treatment of the collection instance itself is governed by the embedded attribute of the field element.</text:p>
      <text:list xml:id="list2021236632" text:continue-numbering="true" text:style-name="Appendix_20_Numbering">
        <text:list-item>
          <text:list>
            <text:list-item>
              <text:list>
                <text:list-item>
                  <text:h text:style-name="Appendix_20_Heading_20_3" text:outline-level="3">ELEMENT map</text:h>
                </text:list-item>
              </text:list>
            </text:list-item>
          </text:list>
        </text:list-item>
      </text:list>
      <text:p text:style-name="P4">This element specifies the treatment of keys and values of map typed fields. The default is map typed fields are persistent, and the key and value types are <text:span text:style-name="T1">Object</text:span>. </text:p>
      <text:p text:style-name="P4">The <text:span text:style-name="T1">key-type</text:span> and <text:span text:style-name="T1">value-type</text:span> attributes specify the types of the key and value, respectively. The type names use Java rules for naming: if no package is included in the name, the package name is assumed to be the same package as the persistence-capable class. Inner classes are identified by the "$" marker.</text:p>
      <text:p text:style-name="P4">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Object types, and interface types; and <text:span text:style-name="T1">"true"</text:span> for other types.</text:p>
      <text:p text:style-name="P4">The embedded treatment of the map instance itself is governed by the embedded attribute of the field element.</text:p>
      <text:list xml:id="list1373441427" text:continue-numbering="true" text:style-name="Appendix_20_Numbering">
        <text:list-item>
          <text:list>
            <text:list-item>
              <text:list>
                <text:list-item>
                  <text:h text:style-name="Appendix_20_Heading_20_3" text:outline-level="3">ELEMENT array</text:h>
                </text:list-item>
              </text:list>
            </text:list-item>
          </text:list>
        </text:list-item>
      </text:list>
      <text:p text:style-name="P4">This element specifies the treatment of array typed fields. The default persistence-modifier for array typed fields is based on the Java type of the component and modifiers of the field, according to the rules in <text:span text:style-name="T3">18.4 Default persistence-modifier</text:span>.</text:p>
      <text:p text:style-name="P4">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Object types, interface types, and concrete implementation classes of map and collection types. It defaults to <text:span text:style-name="T1">"true"</text:span> for other types.</text:p>
      <text:p text:style-name="P4"><text:soft-page-break/>The embedded treatment of the array instance itself is governed by the embedded attribute of the field element.</text:p>
      <text:p text:style-name="P3"><draw:frame draw:style-name="fr1" draw:name="6" text:anchor-type="as-char" svg:width="7.091cm" svg:height="0.342cm" draw:z-index="5"><draw:image xlink:href="Pictures/2000000900000FB5000000C9DF37253B.wmf" xlink:type="simple" xlink:show="embed" xlink:actuate="onLoad"/></draw:frame></text:p>
      <text:list xml:id="list1621521282" text:continue-numbering="true" text:style-name="Appendix_20_Numbering">
        <text:list-item>
          <text:list>
            <text:list-item>
              <text:h text:style-name="Appendix_20_Heading_20_2" text:outline-level="2">ELEMENT extension</text:h>
            </text:list-item>
          </text:list>
        </text:list-item>
      </text:list>
      <text:p text:style-name="P4">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3"><draw:frame draw:style-name="fr1" draw:name="7" text:anchor-type="as-char" svg:width="7.091cm" svg:height="0.342cm" draw:z-index="6"><draw:image xlink:href="Pictures/2000000900000FB5000000C9DF37253B.wmf" xlink:type="simple" xlink:show="embed" xlink:actuate="onLoad"/></draw:frame></text:p>
      <text:list xml:id="list686401793" text:continue-numbering="true" text:style-name="Appendix_20_Numbering">
        <text:list-item>
          <text:list>
            <text:list-item>
              <text:h text:style-name="Appendix_20_Heading_20_2" text:outline-level="2">The Document Type Descriptor</text:h>
            </text:list-item>
          </text:list>
        </text:list-item>
      </text:list>
      <text:p text:style-name="P4">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file:/javax/jdo/jdo.dtd"</text:span></text:p>
      <text:p text:style-name="P5">•<text:tab/>If PUBLIC is used, the public id should be <text:span text:style-name="T1">"-//Sun Microsystems, Inc.//DTD Java Data Objects Metadata 1.0//EN"</text:span>; a jdo implementation might optimize access for this id.</text:p>
      <text:p text:style-name="P7">&lt;?xml version="1.0" encoding="UTF-8"?&gt;</text:p>
      <text:p text:style-name="P7">&lt;!DOCTYPE jdo</text:p>
      <text:p text:style-name="P7"><text:s text:c="4"/>PUBLIC "-//Sun Microsystems, Inc.//DTD Java Data Objects Metadata 1.0//EN"</text:p>
      <text:p text:style-name="P7"><text:s text:c="4"/>"http://java.sun.com/dtd/jdo_1_0.dtd"&gt;</text:p>
      <text:p text:style-name="P7">&lt;!ELEMENT jdo ((package)+, (extension)*)&gt;</text:p>
      <text:p text:style-name="P7">&lt;!ELEMENT package ((class)+, (extension)*)&gt;</text:p>
      <text:p text:style-name="P7">&lt;!ATTLIST package name CDATA #REQUIRED&gt;</text:p>
      <text:p text:style-name="P7">&lt;!ELEMENT class (field|extension)*&gt;</text:p>
      <text:p text:style-name="P7">&lt;!ATTLIST class name CDATA #REQUIRED&gt;</text:p>
      <text:p text:style-name="P7">&lt;!ATTLIST class identity-type (application|datastore|nondurable) #IMPLIED&gt;</text:p>
      <text:p text:style-name="P7">&lt;!ATTLIST class objectid-class CDATA #IMPLIED&gt;</text:p>
      <text:p text:style-name="P7">&lt;!ATTLIST class requires-extent (true|false) 'true’&gt;</text:p>
      <text:p text:style-name="P7">&lt;!ATTLIST class persistence-capable-superclass CDATA #IMPLIED&gt;</text:p>
      <text:p text:style-name="P7">&lt;!ELEMENT field ((collection|map|array)?, (extension)*)?&gt;</text:p>
      <text:p text:style-name="P7">&lt;!ATTLIST field name CDATA #REQUIRED&gt;</text:p>
      <text:p text:style-name="P7">&lt;!ATTLIST field persistence-modifier (persistent|transactional|none)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embedded (true|false) #IMPLIED&gt;</text:p>
      <text:p text:style-name="P7">&lt;!ELEMENT collection (extension)*&gt;</text:p>
      <text:p text:style-name="P7">&lt;!ATTLIST collection element-type CDATA #IMPLIED&gt;</text:p>
      <text:p text:style-name="P7">&lt;!ATTLIST collection embedded-element (true|false) #IMPLIED&gt;</text:p>
      <text:p text:style-name="P7">&lt;!ELEMENT map (extension)*&gt;</text:p>
      <text:p text:style-name="P7">&lt;!ATTLIST map key-type CDATA #IMPLIED&gt;</text:p>
      <text:p text:style-name="P7">&lt;!ATTLIST map embedded-key (true|false) #IMPLIED&gt;</text:p>
      <text:p text:style-name="P7">&lt;!ATTLIST map value-type CDATA #IMPLIED&gt;</text:p>
      <text:p text:style-name="P7"><text:soft-page-break/>&lt;!ATTLIST map embedded-value (true|false) #IMPLIED&gt;</text:p>
      <text:p text:style-name="P7">&lt;!ELEMENT array (extension)*&gt;</text:p>
      <text:p text:style-name="P7">&lt;!ATTLIST array embedded-element (true|false) #IMPLIED&gt;</text:p>
      <text:p text:style-name="P7">&lt;!ELEMENT extension (extension)*&gt;</text:p>
      <text:p text:style-name="P7">&lt;!ATTLIST extension vendor-name CDATA #REQUIRED&gt;</text:p>
      <text:p text:style-name="P7">&lt;!ATTLIST extension key CDATA #IMPLIED&gt;</text:p>
      <text:p text:style-name="P7">&lt;!ATTLIST extension value CDATA #IMPLIED&gt;</text:p>
      <text:p text:style-name="P3"><draw:frame draw:style-name="fr1" draw:name="8" text:anchor-type="as-char" svg:width="7.091cm" svg:height="0.342cm" draw:z-index="12"><draw:image xlink:href="Pictures/2000000900000FB5000000C9DF37253B.wmf" xlink:type="simple" xlink:show="embed" xlink:actuate="onLoad"/></draw:frame></text:p>
      <text:list xml:id="list1565962563" text:continue-numbering="true" text:style-name="Appendix_20_Numbering">
        <text:list-item>
          <text:list>
            <text:list-item>
              <text:h text:style-name="Appendix_20_Heading_20_2" text:outline-level="2">Example XML file</text:h>
            </text:list-item>
          </text:list>
        </text:list-item>
      </text:list>
      <text:p text:style-name="P4">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n inverse relationship to the <text:span text:style-name="T1">dept</text:span> field in <text:span text:style-name="T1">Employee</text:span>.</text:p>
      <text:p text:style-name="P4">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 objectid-class="IntIdentity"&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lt;/package&gt;</text:p>
      <text:p text:style-name="P7">&lt;/jdo&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creation-date>2012-06-24T14:04:19.51</meta:creation-date>
    <meta:editing-duration>PT11M59S</meta:editing-duration>
    <meta:generator>OpenOffice/4.1.6$Unix OpenOffice.org_project/416m1$Build-9790</meta:generator>
    <dc:title>JDO_Chapter</dc:title>
    <dc:date>2021-07-22T21:10:14</dc:date>
    <dc:creator>Michael Bouschen</dc:creator>
    <meta:document-statistic meta:table-count="0" meta:image-count="8" meta:object-count="0" meta:page-count="7" meta:paragraph-count="148" meta:word-count="2542" meta:character-count="174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